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, Courier, 'Lucida Console', Monaco, monospace"/>
    <style:font-face style:name="OpenSymbol" svg:font-family="OpenSymbol"/>
    <style:font-face style:name="Tahoma1" svg:font-family="Tahoma"/>
    <style:font-face style:name="Trebuchet MS" svg:font-family="'Trebuchet MS', Arial, Helvetica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4.448cm" style:rel-width="85%" table:align="center" fo:background-color="#e6e6e6">
        <style:background-image/>
      </style:table-properties>
    </style:style>
    <style:style style:name="Tabla1.A" style:family="table-column">
      <style:table-column-properties style:column-width="14.448cm" style:rel-column-width="55701*"/>
    </style:style>
    <style:style style:name="Tabla1.A1" style:family="table-cell">
      <style:table-cell-properties style:vertical-align="middle" fo:padding="0.106cm" fo:border="none"/>
    </style:style>
    <style:style style:name="Tabla2" style:family="table">
      <style:table-properties style:width="14.448cm" style:rel-width="85%" table:align="center" fo:background-color="#e6e6e6">
        <style:background-image/>
      </style:table-properties>
    </style:style>
    <style:style style:name="Tabla2.A" style:family="table-column">
      <style:table-column-properties style:column-width="14.448cm" style:rel-column-width="55701*"/>
    </style:style>
    <style:style style:name="Tabla2.A1" style:family="table-cell">
      <style:table-cell-properties style:vertical-align="middle" fo:padding="0.106cm" fo:border="none"/>
    </style:style>
    <style:style style:name="Tabla3" style:family="table">
      <style:table-properties style:width="14.448cm" style:rel-width="85%" table:align="center" fo:background-color="#e6e6e6">
        <style:background-image/>
      </style:table-properties>
    </style:style>
    <style:style style:name="Tabla3.A" style:family="table-column">
      <style:table-column-properties style:column-width="14.448cm" style:rel-column-width="55701*"/>
    </style:style>
    <style:style style:name="Tabla3.A1" style:family="table-cell">
      <style:table-cell-properties style:vertical-align="middle" fo:padding="0.106cm" fo:border="none"/>
    </style:style>
    <style:style style:name="Tabla4" style:family="table">
      <style:table-properties style:width="14.448cm" style:rel-width="85%" table:align="center" fo:background-color="#e6e6e6">
        <style:background-image/>
      </style:table-properties>
    </style:style>
    <style:style style:name="Tabla4.A" style:family="table-column">
      <style:table-column-properties style:column-width="14.448cm" style:rel-column-width="55701*"/>
    </style:style>
    <style:style style:name="Tabla4.A1" style:family="table-cell">
      <style:table-cell-properties style:vertical-align="middle" fo:padding="0.106cm" fo:border="none"/>
    </style:style>
    <style:style style:name="Tabla5" style:family="table">
      <style:table-properties style:width="14.448cm" style:rel-width="85%" table:align="center" fo:background-color="#e6e6e6">
        <style:background-image/>
      </style:table-properties>
    </style:style>
    <style:style style:name="Tabla5.A" style:family="table-column">
      <style:table-column-properties style:column-width="14.448cm" style:rel-column-width="55701*"/>
    </style:style>
    <style:style style:name="Tabla5.A1" style:family="table-cell">
      <style:table-cell-properties style:vertical-align="middle" fo:padding="0.106cm" fo:border="none"/>
    </style:style>
    <style:style style:name="Tabla6" style:family="table">
      <style:table-properties style:width="14.448cm" style:rel-width="85%" table:align="center" fo:background-color="#e6e6e6">
        <style:background-image/>
      </style:table-properties>
    </style:style>
    <style:style style:name="Tabla6.A" style:family="table-column">
      <style:table-column-properties style:column-width="14.448cm" style:rel-column-width="55701*"/>
    </style:style>
    <style:style style:name="Tabla6.A1" style:family="table-cell">
      <style:table-cell-properties style:vertical-align="middle" fo:padding="0.106cm" fo:border="none"/>
    </style:style>
    <style:style style:name="Tabla7" style:family="table">
      <style:table-properties style:width="14.448cm" style:rel-width="85%" table:align="center" fo:background-color="#e6e6e6">
        <style:background-image/>
      </style:table-properties>
    </style:style>
    <style:style style:name="Tabla7.A" style:family="table-column">
      <style:table-column-properties style:column-width="14.448cm" style:rel-column-width="55701*"/>
    </style:style>
    <style:style style:name="Tabla7.A1" style:family="table-cell">
      <style:table-cell-properties style:vertical-align="middle" fo:padding="0.106cm" fo:border="none"/>
    </style:style>
    <style:style style:name="Tabla8" style:family="table">
      <style:table-properties style:width="14.448cm" style:rel-width="85%" table:align="center" fo:background-color="#e6e6e6">
        <style:background-image/>
      </style:table-properties>
    </style:style>
    <style:style style:name="Tabla8.A" style:family="table-column">
      <style:table-column-properties style:column-width="14.448cm" style:rel-column-width="55701*"/>
    </style:style>
    <style:style style:name="Tabla8.A1" style:family="table-cell">
      <style:table-cell-properties style:vertical-align="middle" fo:padding="0.106cm" fo:border="none"/>
    </style:style>
    <style:style style:name="Tabla9" style:family="table">
      <style:table-properties style:width="14.448cm" style:rel-width="85%" table:align="center" fo:background-color="#e6e6e6">
        <style:background-image/>
      </style:table-properties>
    </style:style>
    <style:style style:name="Tabla9.A" style:family="table-column">
      <style:table-column-properties style:column-width="14.448cm" style:rel-column-width="55701*"/>
    </style:style>
    <style:style style:name="Tabla9.A1" style:family="table-cell">
      <style:table-cell-properties style:vertical-align="middle" fo:padding="0.106cm" fo:border="none"/>
    </style:style>
    <style:style style:name="Tabla10" style:family="table">
      <style:table-properties style:width="14.448cm" style:rel-width="85%" table:align="center" fo:background-color="#e6e6e6">
        <style:background-image/>
      </style:table-properties>
    </style:style>
    <style:style style:name="Tabla10.A" style:family="table-column">
      <style:table-column-properties style:column-width="14.448cm" style:rel-column-width="55701*"/>
    </style:style>
    <style:style style:name="Tabla10.A1" style:family="table-cell">
      <style:table-cell-properties style:vertical-align="middle" fo:padding="0.106cm" fo:border="none"/>
    </style:style>
    <style:style style:name="Tabla11" style:family="table">
      <style:table-properties style:width="14.448cm" style:rel-width="85%" table:align="center" fo:background-color="#e6e6e6">
        <style:background-image/>
      </style:table-properties>
    </style:style>
    <style:style style:name="Tabla11.A" style:family="table-column">
      <style:table-column-properties style:column-width="14.448cm" style:rel-column-width="55701*"/>
    </style:style>
    <style:style style:name="Tabla11.A1" style:family="table-cell">
      <style:table-cell-properties style:vertical-align="middle" fo:padding="0.106cm" fo:border="none"/>
    </style:style>
    <style:style style:name="Tabla12" style:family="table">
      <style:table-properties style:width="12.102cm" style:rel-width="85%" table:align="center" fo:background-color="#e6e6e6">
        <style:background-image/>
      </style:table-properties>
    </style:style>
    <style:style style:name="Tabla12.A" style:family="table-column">
      <style:table-column-properties style:column-width="12.102cm" style:rel-column-width="55701*"/>
    </style:style>
    <style:style style:name="Tabla12.A1" style:family="table-cell">
      <style:table-cell-properties style:vertical-align="middle" fo:padding="0.106cm" fo:border="none"/>
    </style:style>
    <style:style style:name="Tabla13" style:family="table">
      <style:table-properties style:width="12.102cm" style:rel-width="85%" table:align="center" fo:background-color="#e6e6e6">
        <style:background-image/>
      </style:table-properties>
    </style:style>
    <style:style style:name="Tabla13.A" style:family="table-column">
      <style:table-column-properties style:column-width="12.102cm" style:rel-column-width="55701*"/>
    </style:style>
    <style:style style:name="Tabla13.A1" style:family="table-cell">
      <style:table-cell-properties style:vertical-align="middle" fo:padding="0.106cm" fo:border="none"/>
    </style:style>
    <style:style style:name="Tabla14" style:family="table">
      <style:table-properties style:width="12.102cm" style:rel-width="85%" table:align="center" fo:background-color="#e6e6e6">
        <style:background-image/>
      </style:table-properties>
    </style:style>
    <style:style style:name="Tabla14.A" style:family="table-column">
      <style:table-column-properties style:column-width="12.102cm" style:rel-column-width="55701*"/>
    </style:style>
    <style:style style:name="Tabla14.A1" style:family="table-cell">
      <style:table-cell-properties style:vertical-align="middle" fo:padding="0.106cm" fo:border="none"/>
    </style:style>
    <style:style style:name="Tabla15" style:family="table">
      <style:table-properties style:width="14.448cm" style:rel-width="85%" table:align="center" fo:background-color="#e6e6e6">
        <style:background-image/>
      </style:table-properties>
    </style:style>
    <style:style style:name="Tabla15.A" style:family="table-column">
      <style:table-column-properties style:column-width="14.448cm" style:rel-column-width="55701*"/>
    </style:style>
    <style:style style:name="Tabla15.A1" style:family="table-cell">
      <style:table-cell-properties style:vertical-align="middle" fo:padding="0.106cm" fo:border="none"/>
    </style:style>
    <style:style style:name="Tabla16" style:family="table">
      <style:table-properties style:width="14.448cm" style:rel-width="85%" table:align="center" fo:background-color="#e6e6e6">
        <style:background-image/>
      </style:table-properties>
    </style:style>
    <style:style style:name="Tabla16.A" style:family="table-column">
      <style:table-column-properties style:column-width="14.448cm" style:rel-column-width="55701*"/>
    </style:style>
    <style:style style:name="Tabla16.A1" style:family="table-cell">
      <style:table-cell-properties style:vertical-align="middle" fo:padding="0.106cm" fo:border="none"/>
    </style:style>
    <style:style style:name="P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rebuchet MS" fo:font-size="9.75pt" fo:letter-spacing="normal" fo:font-style="normal" fo:font-weight="normal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style:font-name="Trebuchet MS" fo:font-size="9.75pt" fo:letter-spacing="normal" fo:font-style="normal"/>
    </style:style>
    <style:style style:name="P3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rebuchet MS" fo:font-size="9.75pt" fo:letter-spacing="normal" fo:font-style="normal" fo:font-weight="normal"/>
    </style:style>
    <style:style style:name="P4" style:family="paragraph" style:parent-style-name="Heading_20_3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rebuchet MS" fo:font-size="9.75pt" fo:letter-spacing="normal" fo:font-style="normal" fo:font-weight="bold"/>
    </style:style>
    <style:style style:name="P5" style:family="paragraph" style:parent-style-name="Heading_20_2">
      <style:text-properties fo:font-variant="normal" fo:text-transform="none" fo:color="#000000" style:font-name="Trebuchet MS" fo:font-size="10.5pt" fo:letter-spacing="normal" fo:font-style="normal" fo:font-weight="bold"/>
    </style:style>
    <style:style style:name="P6" style:family="paragraph" style:parent-style-name="Heading_20_2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rebuchet MS" fo:font-size="10.5pt" fo:letter-spacing="normal" fo:font-style="normal" fo:font-weight="bold"/>
    </style:style>
    <style:style style:name="P7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</style:style>
    <style:style style:name="P8" style:family="paragraph" style:parent-style-name="List_20_Contents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rebuchet MS" fo:font-size="9.75pt" fo:letter-spacing="normal" fo:font-style="normal" fo:font-weight="normal"/>
    </style:style>
    <style:style style:name="P9" style:family="paragraph" style:parent-style-name="List_20_Contents" style:list-style-name="L1">
      <style:paragraph-properties fo:margin-left="0cm" fo:margin-right="0cm" fo:margin-top="0cm" fo:margin-bottom="0.499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rebuchet MS" fo:font-size="9.75pt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tyle="italic" fo:font-weight="bold"/>
    </style:style>
    <style:style style:name="T4" style:family="text">
      <style:text-properties style:font-name="Courier New1"/>
    </style:style>
    <style:style style:name="T5" style:family="text">
      <style:text-properties style:font-name="Courier New1" fo:font-weight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Introducción.</text:h>
      <text:h text:style-name="P4" text:outline-level="3">Acerca de dd.</text:h>
      <text:p text:style-name="P1">Es una herramienta para GNU/Linux cuyo propósito principal es convertir y copiar un archivo. El GNU/Linux los dispositivos que sirven para acceder hacia las particiones de una unidad de almacenamiento y otros dispositivos especiales —como /dev/zero o /dev/urandom— aparecen como archivos en el sistema de archivos sobre los cuales puede leer y escribir dd. Por tanto, puede ser utilizado para tareas como respaldar un sector de arranque maestro, una partición o una unidad de almacenamiento externo y obtener una cantidad fija de datos aleatorios. Puede realizar también la conversión de los sectores de una unidad de almacenamiento mientras se copia, incluyendo el orden de intercambio de bytes y convertir desde y hacia las codificaciones de texto ASCII y EBCDIC.</text:p>
      <text:p text:style-name="P3"><text:span text:style-name="T1">D</text:span> —posible acrónimo de <text:span text:style-name="T3">d</text:span><text:span text:style-name="T2">data </text:span><text:span text:style-name="T3">d</text:span><text:span text:style-name="T2">escription— viene instalado de modo predeterminado. Forma parte del paquete </text:span><text:span text:style-name="T3">coreutils</text:span><text:span text:style-name="T2"> que es un componente obligatorio del sistema operativo.</text:span></text:p>
      <text:h text:style-name="P6" text:outline-level="2">Sintaxis básica.</text:h>
      <text:p text:style-name="P3">La sintaxis básica de <text:span text:style-name="T1">dd</text:span> es la siguiente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7"><text:span text:style-name="Source_20_Text"><text:span text:style-name="T4">dd if=[origen] of=[destino] bs=[tamaño de bloques] count=[número de bloques a copiar]</text:span></text:span></text:p>
          </table:table-cell>
        </table:table-row>
      </table:table>
      <text:p text:style-name="P3">En esta sección practicará restaurar y respaldar el sector de arranque maestro y sus partes individuales. Surge la siguiente pregunta: ¿En qué ruta de guardarán los respaldos? Éstos serán creados en el directorio de trabajo actual o bien la ruta que defina con la opción <text:span text:style-name="T1">of</text:span>. Ejemplo: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7"><text:span text:style-name="Source_20_Text"><text:span text:style-name="T4">dd if=/dev/sda </text:span></text:span><text:span text:style-name="Source_20_Text"><text:span text:style-name="T5">of=/home/fulano/mbr.bin</text:span></text:span><text:span text:style-name="Source_20_Text"><text:span text:style-name="T4"> bs=512 count=1</text:span></text:span></text:p>
          </table:table-cell>
        </table:table-row>
      </table:table>
      <text:p text:style-name="P3">En el ejemplo anterior se creará un archivo en la ruta <text:span text:style-name="T1">/home/fulano/mbr.bin</text:span>.</text:p>
      <text:p text:style-name="P1">Otro ejemplo: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7"><text:span text:style-name="Source_20_Text"><text:span text:style-name="T4">dd if=/dev/sda </text:span></text:span><text:span text:style-name="Source_20_Text"><text:span text:style-name="T5">of=mbr.bin</text:span></text:span><text:span text:style-name="Source_20_Text"><text:span text:style-name="T4"> bs=512 count=1</text:span></text:span></text:p>
          </table:table-cell>
        </table:table-row>
      </table:table>
      <text:p text:style-name="P3">En el ejemplo anterior se creará un archivo denominado <text:span text:style-name="T1">mbr.bin</text:span> en el directorio de trabajo actual.</text:p>
      <text:p text:style-name="P1">Otro ejemplo: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7"><text:span text:style-name="Source_20_Text"><text:span text:style-name="T4">dd if=/dev/sda </text:span></text:span><text:span text:style-name="Source_20_Text"><text:span text:style-name="T5">of=/root/mbr.bin</text:span></text:span><text:span text:style-name="Source_20_Text"><text:span text:style-name="T4"> bs=512 count=1</text:span></text:span></text:p>
          </table:table-cell>
        </table:table-row>
      </table:table>
      <text:p text:style-name="P3">En el ejemplo anterior se creará un archivo en la ruta <text:span text:style-name="T1">/root/mbr.bin</text:span>.</text:p>
      <text:p text:style-name="P1">Una vez comprendido lo anterior, continué con los procedimientos.</text:p>
      <text:h text:style-name="P6" text:outline-level="2">Respaldo y restauración del sector de arranque maestro.</text:h>
      <text:p text:style-name="P1">Los primeros 512 bytes del disco duro o unidad de almacenamiento utilizado para el sistema operativo, corresponde al sector de arranque maestro, donde:</text:p>
      <text:list xml:id="list6185405202165029423" text:style-name="L1">
        <text:list-item>
          <text:p text:style-name="P8">Los primeros 446 bytes corresponden al gestor de arranque</text:p>
        </text:list-item>
        <text:list-item>
          <text:p text:style-name="P8">Los siguientes 64 bytes corresponden a la tabla de particiones. 16 bytes para cada partición primaria y/o extendida que existan.</text:p>
        </text:list-item>
        <text:list-item>
          <text:p text:style-name="P9">Los últimos 2 bytes corresponden a la firma de unidad con capacidad de inicio. También se les conoce como los 2 bytes mágicos.</text:p>
        </text:list-item>
      </text:list>
      <text:p text:style-name="P1">Ejecute lo siguiente para realizar un respaldo del sector de arranque maestro: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7"><text:span text:style-name="Source_20_Text"><text:span text:style-name="T4">dd if=/dev/sda of=/root/mbr.bin bs=512 count=1</text:span></text:span></text:p>
          </table:table-cell>
        </table:table-row>
      </table:table>
      <text:p text:style-name="P1">Ejecute lo siguiente para restaurar el sector de arranque maestro: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7"><text:span text:style-name="Source_20_Text"><text:span text:style-name="T4">dd if=/root/mbr.bin of=/dev/sda bs=512 count=1</text:span></text:span></text:p>
          </table:table-cell>
        </table:table-row>
      </table:table>
      <text:p text:style-name="P1">Ejecute lo siguiente para respaldar exclusivamente el gestor de arranque: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7"><text:span text:style-name="Source_20_Text"><text:span text:style-name="T4">dd if=/dev/sda of=gestor.bin bs=446 count=1</text:span></text:span></text:p>
          </table:table-cell>
        </table:table-row>
      </table:table>
      <text:p text:style-name="P1">Ejecute lo siguiente para restaurar el gestor de arranque: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7"><text:span text:style-name="Source_20_Text"><text:span text:style-name="T4">dd if=/root/gestor.bin of=/dev/sda bs=446 count=1</text:span></text:span></text:p>
          </table:table-cell>
        </table:table-row>
      </table:table>
      <text:p text:style-name="P1">Ejecute lo siguiente para respaldar exclusivamente la tabla de particiones:</text:p>
      <table:table table:name="Tabla9" table:style-name="Tabla9">
        <table:table-column table:style-name="Tabla9.A"/>
        <text:soft-page-break/>
        <table:table-row>
          <table:table-cell table:style-name="Tabla9.A1" office:value-type="string">
            <text:p text:style-name="P7"><text:span text:style-name="Source_20_Text"><text:span text:style-name="T4">dd if=/dev/sda of=/root/tabla.bin </text:span></text:span><text:span text:style-name="Source_20_Text"><text:span text:style-name="T5">skip</text:span></text:span><text:span text:style-name="Source_20_Text"><text:span text:style-name="T4">=446 bs=1 count=64</text:span></text:span></text:p>
          </table:table-cell>
        </table:table-row>
      </table:table>
      <text:p text:style-name="P1">Ejecute lo siguiente para restaurar exclusivamente la tabla de particiones: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7"><text:span text:style-name="Source_20_Text"><text:span text:style-name="T4">dd if=/root/tabla.bin of=/dev/sda </text:span></text:span><text:span text:style-name="Source_20_Text"><text:span text:style-name="T5">seek</text:span></text:span><text:span text:style-name="Source_20_Text"><text:span text:style-name="T4">=446 bs=1 count=64</text:span></text:span></text:p>
          </table:table-cell>
        </table:table-row>
      </table:table>
      <text:p text:style-name="P3">Cabe señalar que <text:span text:style-name="T1">skip</text:span> y <text:span text:style-name="T1">seek</text:span> hacen exactamente lo mismo.</text:p>
      <text:h text:style-name="P6" text:outline-level="2">Borrar el sector de arranque maestro.</text:h>
      <text:p text:style-name="P2">Los siguientes tres ejemplos son sólo demostrativos. Por favor absténgase de ejecutarlos.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7">Lo siguiente sería lo que habría que ejecutar para borrar exclusivamente el gestor de arranque:</text:p>
            <table:table table:name="Tabla12" table:style-name="Tabla12">
              <table:table-column table:style-name="Tabla12.A"/>
              <table:table-row>
                <table:table-cell table:style-name="Tabla12.A1" office:value-type="string">
                  <text:p text:style-name="P7"><text:span text:style-name="Source_20_Text"><text:span text:style-name="T4">dd if=/dev/zero of=/dev/sda bs=446 count=1</text:span></text:span></text:p>
                </table:table-cell>
              </table:table-row>
            </table:table>
            <text:p text:style-name="P7">Lo siguiente sería lo que habría que ejecutar para borrar exclusivamente la tabla de particiones, algo que nadie en su sano juicio haría sin tener un respaldo a la mano:</text:p>
            <table:table table:name="Tabla13" table:style-name="Tabla13">
              <table:table-column table:style-name="Tabla13.A"/>
              <table:table-row>
                <table:table-cell table:style-name="Tabla13.A1" office:value-type="string">
                  <text:p text:style-name="P7"><text:span text:style-name="Source_20_Text"><text:span text:style-name="T4">dd if=/dev/zero of=/dev/sda </text:span></text:span><text:span text:style-name="Source_20_Text"><text:span text:style-name="T5">seek</text:span></text:span><text:span text:style-name="Source_20_Text"><text:span text:style-name="T4">=446 bs=1 count=64</text:span></text:span></text:p>
                </table:table-cell>
              </table:table-row>
            </table:table>
            <text:p text:style-name="P7">Lo siguiente sería lo que habría que ejecutar para borrar todo el sector de arranque completo, es decir el gestor de arranque, tabla de particiones y los dos bytes mágicos:</text:p>
            <table:table table:name="Tabla14" table:style-name="Tabla14">
              <table:table-column table:style-name="Tabla14.A"/>
              <table:table-row>
                <table:table-cell table:style-name="Tabla14.A1" office:value-type="string">
                  <text:p text:style-name="P7"><text:span text:style-name="Source_20_Text"><text:span text:style-name="T4">dd if=/dev/zero of=/dev/sda bs=512 count=1</text:span></text:span></text:p>
                </table:table-cell>
              </table:table-row>
            </table:table>
          </table:table-cell>
        </table:table-row>
      </table:table>
      <text:p text:style-name="P2">Tenga cuidado al ejecutar los tres ejemplos anteriores. Si se equivoca se corre el riesgo de dañar de manera irreversible los datos del disco duro o unidad de almacenamiento utilizada.</text:p>
      <text:h text:style-name="P6" text:outline-level="2">Formato de bajo nivel.</text:h>
      <text:p text:style-name="P2">Los siguientes son ejemplos hipotéticos con fines demostrativos. Absténgase de ejecutarlos.</text:p>
      <text:p text:style-name="P3">Ejecute lo siguiente para dar un formato de bajo nivel y eliminar así toda la información de una hipotética unidad de almacenamiento que corresponde a <text:span text:style-name="T1">/dev/sde</text:span>, escribiendo 0 (ceros) en cada sector de ésta: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7"><text:span text:style-name="Source_20_Text"><text:span text:style-name="T4">dd if=/dev/zero of=/dev/sde</text:span></text:span></text:p>
          </table:table-cell>
        </table:table-row>
      </table:table>
      <text:p text:style-name="P3">Ejecute lo siguiente para dar formato de bajo nivel escribiendo números aleatorios en todos los sectores de una unidad de almacenamiento que corresponde a <text:span text:style-name="T1">/dev/sde</text:span>: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7"><text:span text:style-name="Source_20_Text"><text:span text:style-name="T4">dd if=/dev/urandom of=/dev/sde</text:span></text:span></text:p>
          </table:table-cell>
        </table:table-row>
      </table:table>
      <text:p text:style-name="P1">Es más eficiente la eliminación de datos si se utiliza el dispositivo de números aleatorio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, Courier, 'Lucida Console', Monaco, monospace"/>
    <style:font-face style:name="OpenSymbol" svg:font-family="OpenSymbol"/>
    <style:font-face style:name="Tahoma1" svg:font-family="Tahoma"/>
    <style:font-face style:name="Trebuchet MS" svg:font-family="'Trebuchet MS', Arial, Helvetica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4S</meta:editing-duration>
    <meta:editing-cycles>3</meta:editing-cycles>
    <meta:generator>OpenOffice/4.1.1$Win32 OpenOffice.org_project/411m6$Build-9775</meta:generator>
    <dc:date>2019-01-14T10:36:21.49</dc:date>
    <meta:document-statistic meta:table-count="16" meta:image-count="0" meta:object-count="0" meta:page-count="2" meta:paragraph-count="51" meta:word-count="706" meta:character-count="4669"/>
    <meta:user-defined meta:name="Info 1"/>
    <meta:user-defined meta:name="Info 2"/>
    <meta:user-defined meta:name="Info 3"/>
    <meta:user-defined meta:name="Info 4"/>
  </office:meta>
</office:document-meta>
</file>